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8904" officeooo:paragraph-rsid="00028904"/>
    </style:style>
    <style:style style:name="P2" style:family="paragraph" style:parent-style-name="Standard">
      <style:text-properties fo:font-size="16pt" fo:font-weight="bold" officeooo:rsid="00028904" officeooo:paragraph-rsid="00028904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style:font-name="F" fo:font-size="12pt"/>
    </style:style>
    <style:style style:name="P4" style:family="paragraph">
      <style:paragraph-properties fo:text-align="center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5" style:family="paragraph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style:font-name="F" fo:font-size="24pt" style:text-underline-style="none" fo:font-weight="bold" style:font-size-asian="24pt" style:font-weight-asian="bold" style:font-size-complex="24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dddddd" fo:min-height="3.03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4" svg:width="6.9169in" svg:height="1.1657in" svg:x="0.0772in" svg:y="0.0571in"><draw:text-box><text:p text:style-name="P3"><text:span text:style-name="T1">Computer Assisted Web page Classification using Modified Naive-Bayes Approach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text:anchor-type="paragraph" draw:z-index="1" draw:style-name="gr2" draw:text-style-name="P5" svg:width="7.4689in" svg:height="3.0315in" svg:x="-0.2043in" svg:y="0.0547in"><draw:text-box><text:p><text:span text:style-name="T2">Abstrac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yas C</meta:initial-creator>
    <meta:creation-date>2013-10-14T21:13:34.506313256</meta:creation-date>
    <dc:date>2013-10-14T21:19:12.261300497</dc:date>
    <dc:creator>Niyas C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2.3$Linux_X86_64 LibreOffice_project/410$Build-3</meta:generator>
  </office:meta>
</office:document-meta>
</file>